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5f1" officeooo:paragraph-rsid="001245f1"/>
    </style:style>
    <style:style style:name="P2" style:family="paragraph" style:parent-style-name="Standard">
      <style:text-properties officeooo:rsid="0013270c" officeooo:paragraph-rsid="0013270c"/>
    </style:style>
    <style:style style:name="P3" style:family="paragraph" style:parent-style-name="Standard">
      <style:text-properties fo:font-style="italic" officeooo:rsid="0013270c" officeooo:paragraph-rsid="0013270c" style:font-style-asian="italic" style:font-style-complex="italic"/>
    </style:style>
    <style:style style:name="P4" style:family="paragraph" style:parent-style-name="Standard">
      <style:text-properties fo:font-style="italic" officeooo:rsid="001245f1" officeooo:paragraph-rsid="001245f1" style:font-style-asian="italic" style:font-style-complex="italic"/>
    </style:style>
    <style:style style:name="P5" style:family="paragraph" style:parent-style-name="Standard">
      <style:text-properties officeooo:rsid="0013270c" officeooo:paragraph-rsid="0013270c"/>
    </style:style>
    <style:style style:name="P6" style:family="paragraph" style:parent-style-name="Standard">
      <style:text-properties officeooo:rsid="001932fe" officeooo:paragraph-rsid="001932fe"/>
    </style:style>
    <style:style style:name="P7" style:family="paragraph" style:parent-style-name="Standard">
      <style:text-properties officeooo:rsid="001a5b18" officeooo:paragraph-rsid="001a5b18"/>
    </style:style>
    <style:style style:name="P8" style:family="paragraph" style:parent-style-name="Standard">
      <style:text-properties officeooo:rsid="001b82fc" officeooo:paragraph-rsid="001b82fc"/>
    </style:style>
    <style:style style:name="T1" style:family="text">
      <style:text-properties officeooo:rsid="0013a281"/>
    </style:style>
    <style:style style:name="T2" style:family="text">
      <style:text-properties officeooo:rsid="0014ab02"/>
    </style:style>
    <style:style style:name="T3" style:family="text">
      <style:text-properties officeooo:rsid="001b82fc"/>
    </style:style>
    <style:style style:name="T4" style:family="text">
      <style:text-properties officeooo:rsid="001d6d23"/>
    </style:style>
    <style:style style:name="T5" style:family="text">
      <style:text-properties officeooo:rsid="001fb479"/>
    </style:style>
    <style:style style:name="T6" style:family="text">
      <style:text-properties officeooo:rsid="002173da"/>
    </style:style>
    <style:style style:name="T7" style:family="text">
      <style:text-properties officeooo:rsid="0022eb98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les tablettes : </text:p>
      <text:p text:style-name="P1">- pas forcément affichées dans le device explorer</text:p>
      <text:p text:style-name="P1">- ajouter menu déroulant avec les tel connectés</text:p>
      <text:p text:style-name="P1">- utiliser le connectionManager de l’équipe connexion</text:p>
      <text:p text:style-name="P1"/>
      <text:p text:style-name="P3">Pour les tests : </text:p>
      <text:p text:style-name="P2">- processing</text:p>
      <text:p text:style-name="P2">- programme de test dans iscore (dataspace)</text:p>
      <text:p text:style-name="P2">- <text:span text:style-name="T1">les ports sont dedans (in 13001, out 13002)</text:span></text:p>
      <text:p text:style-name="P2">- <text:span text:style-name="T1">on exécute, quand on agit sur la fenêtre graphique iscore recoit les messages et crée l’arborescence correspondante (je crois)</text:span></text:p>
      <text:p text:style-name="P2">- <text:span text:style-name="T2">plus qu’à créer un process, le lier aux variables qu’on veut et lire la partition pour voir le changement</text:span></text:p>
      <text:p text:style-name="P2"/>
      <text:p text:style-name="P6">Supposer que tous les tel ont la meme heure</text:p>
      <text:p text:style-name="P6"/>
      <text:p text:style-name="P7">Lemur : logiciel payant <text:span text:style-name="T3">avec ihm un peu comme iscore</text:span></text:p>
      <text:p text:style-name="P7"/>
      <text:p text:style-name="P8">Pour envoi messages</text:p>
      <text:p text:style-name="P8">- voir exemple : <text:span text:style-name="T7">documentation/examples/processing/...</text:span></text:p>
      <text:p text:style-name="P8">- dans <text:span text:style-name="T8">executor</text:span>, <text:span text:style-name="T4">state() : appelée à chaque tick d’horloge (pas ok pour parler avec l’application par exemple)</text:span></text:p>
      <text:p text:style-name="P8">- <text:span text:style-name="T5">fonction start : lancée à l’exécution. On peut parler une première fois à l’app à ce moment là.</text:span></text:p>
      <text:p text:style-name="P8">- <text:span text:style-name="T6">garder un pointeur sur un connectionManager pour envoyer données</text:span></text:p>
      <text:p text:style-name="P8">- réfléchir quand on parle à l’application</text:p>
      <text:p text:style-name="P8">-faire diag sequ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38:49.853405232</meta:creation-date>
    <dc:date>2017-03-03T12:07:45.807791161</dc:date>
    <meta:editing-duration>PT13M4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3" meta:character-count="1025" meta:non-whitespace-character-count="869"/>
  </office:meta>
</office:document-meta>
</file>